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51cm"/>
    </style:style>
    <style:style style:name="Table1.D" style:family="table-column">
      <style:table-column-properties style:column-width="3.51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officeooo:rsid="000b45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R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Sujet de la réunion: Planification des étapes nécessaires à la spécification globale du </text:p>
            <text:p text:style-name="P4"><text:s text:c="32"/>projet et à la constitution de son cahier des charg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te: 30/09/2020</text:p>
          </table:table-cell>
          <table:table-cell table:style-name="Table1.A2" office:value-type="string">
            <text:p text:style-name="P4">Heure: 13h30</text:p>
          </table:table-cell>
          <table:table-cell table:style-name="Table1.C2" table:number-columns-spanned="2" office:value-type="string">
            <text:p text:style-name="P4">Lieu: Chez Florian</text:p>
          </table:table-cell>
          <table:covered-table-cell/>
        </table:table-row>
        <table:table-row table:style-name="Table1.1">
          <table:table-cell table:style-name="Table1.A24" office:value-type="string">
            <text:p text:style-name="P4">Réunion organisée par</text:p>
          </table:table-cell>
          <table:table-cell table:style-name="Table1.B24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Type de réunion</text:p>
          </table:table-cell>
          <table:table-cell table:style-name="Table1.B24" table:number-columns-spanned="3" office:value-type="string">
            <text:p text:style-name="P4">Brainstorming en vue d’une synthès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Secrétaire</text:p>
          </table:table-cell>
          <table:table-cell table:style-name="Table1.B24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Participants</text:p>
          </table:table-cell>
          <table:table-cell table:style-name="Table1.B24" table:number-columns-spanned="3" office:value-type="string">
            <text:p text:style-name="P4">Louis Leenart, Yann Bailly, Thomas Luneteau, Vincent Comm<text:span text:style-name="T2">i</text:span>n, Florian Legendr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Absents</text:p>
          </table:table-cell>
          <table:table-cell table:style-name="Table1.B24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Excusés</text:p>
          </table:table-cell>
          <table:table-cell table:style-name="Table1.B24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4">Ordre du jour: Recherche d’une démarche pour la spécification globale du proje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Temps imparti: 2h</text:p>
          </table:table-cell>
          <table:table-cell table:style-name="Table1.C2" table:number-columns-spanned="3" office:value-type="string">
            <text:p text:style-name="P4">Présentateur: Florian Legendr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Discussion: </text:p>
          </table:table-cell>
          <table:table-cell table:style-name="Table1.B24" table:number-columns-spanned="3" office:value-type="string">
            <text:p text:style-name="P4">Quels sont les items demandés par le cahier des charges</text:p>
          </table:table-cell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>et comment peut-on donner une portée “service à client” à l’idée initiale du projet?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Conclusions</text:p>
          </table:table-cell>
          <table:table-cell table:style-name="Table1.B24" table:number-columns-spanned="3" office:value-type="string">
            <text:p text:style-name="P4">2<text:span text:style-name="T1">nd</text:span> réu (questionnaires + mails) : 08/10/2020 à 14h30, </text:p>
          </table:table-cell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>3e réu (une spécification globale initiale): 13/10/2020 à 11h, fin des visites établissement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>05/11/2020, fin spéc. globales et fonc.: 14/11/2020, remise c. des charges: 20/11/202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oints d’action</text:p>
          </table:table-cell>
          <table:covered-table-cell/>
          <table:table-cell table:style-name="Table1.A2" office:value-type="string">
            <text:p text:style-name="P4">Responsable</text:p>
          </table:table-cell>
          <table:table-cell table:style-name="Table1.C2" office:value-type="string">
            <text:p text:style-name="P4">Délai à respecter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Constitution d’un questionnaire élèves</text:p>
          </table:table-cell>
          <table:covered-table-cell/>
          <table:table-cell table:style-name="Table1.C22" office:value-type="string">
            <text:p text:style-name="P4">Yann Berthelot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Constitution d’un questionnaire enseignants</text:p>
          </table:table-cell>
          <table:covered-table-cell/>
          <table:table-cell table:style-name="Table1.C22" office:value-type="string">
            <text:p text:style-name="P4">Vincent Commin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Constitution d’un mail type pour prise de rendez-vous avec des établissements scolaires + Modèle de format pour le futur cahier des charges + Création d’un dépôt Github</text:p>
          </table:table-cell>
          <table:covered-table-cell/>
          <table:table-cell table:style-name="Table1.C22" office:value-type="string">
            <text:p text:style-name="P4">Louis Leenart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Benchmarking du projet </text:p>
          </table:table-cell>
          <table:covered-table-cell/>
          <table:table-cell table:style-name="Table1.C22" office:value-type="string">
            <text:p text:style-name="P4">Thomas Luneteau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Prise de rendez-vous pour questions autour du cahier des charges + rédaction d’un modèle de compte-rendu de réunions</text:p>
          </table:table-cell>
          <table:covered-table-cell/>
          <table:table-cell table:style-name="Table1.C22" office:value-type="string">
            <text:p text:style-name="P4">Florian Legendre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3" office:value-type="string">
            <text:p text:style-name="P4">Date proch.: 08/10/2020</text:p>
          </table:table-cell>
          <table:table-cell table:style-name="Table1.A23" office:value-type="string">
            <text:p text:style-name="P4">Heure : 14h30</text:p>
          </table:table-cell>
          <table:table-cell table:style-name="Table1.A9" table:number-columns-spanned="2" office:value-type="string">
            <text:p text:style-name="P5">Lieu : À déterminer dimanche soir au plus tard</text:p>
          </table:table-cell>
          <table:covered-table-cell/>
        </table:table-row>
        <table:table-row table:style-name="Table1.1">
          <table:table-cell table:style-name="Table1.A24" office:value-type="string">
            <text:p text:style-name="P4">Points à aborder: </text:p>
          </table:table-cell>
          <table:table-cell table:style-name="Table1.B24" table:number-columns-spanned="3" office:value-type="string">
            <text:p text:style-name="P4">Mise en commun sur les questionnaires constitués, le mail</text:p>
          </table:table-cell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>type, le benchmarking et si possible sur le rendez-vous autour du cahier des charges...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6:05:07.559400931</meta:creation-date>
    <dc:date>2020-11-11T15:15:41.672000000</dc:date>
    <meta:editing-duration>PT39M3S</meta:editing-duration>
    <meta:editing-cycles>19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52" meta:word-count="265" meta:character-count="1774" meta:non-whitespace-character-count="1524"/>
  </office:meta>
</office:document-meta>
</file>